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 style:language-asian="zxx" style:country-asian="none" style:language-complex="zxx" style:country-complex="none"/>
    </style:style>
    <style:style style:name="P2" style:family="paragraph" style:parent-style-name="Preformatted_20_Text">
      <style:text-properties fo:font-size="20pt" fo:language="en" fo:country="US" fo:font-weight="bold" style:language-asian="zxx" style:country-asian="none" style:language-complex="zxx" style:country-complex="none"/>
    </style:style>
    <style:style style:name="P3" style:family="paragraph" style:parent-style-name="Preformatted_20_Text">
      <style:text-properties fo:font-size="20pt" fo:language="en" fo:country="US" fo:font-weight="bold" style:language-asian="zxx" style:country-asian="none" style:language-complex="zxx" style:country-complex="none"/>
    </style:style>
    <style:style style:name="P4" style:family="paragraph" style:parent-style-name="Preformatted_20_Text">
      <style:text-properties fo:font-size="20pt" fo:language="en" fo:country="US" fo:font-weight="bol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" style:family="paragraph" style:parent-style-name="Preformatted_20_Text">
      <style:text-properties fo:language="en" fo:country="US" style:language-asian="zxx" style:country-asian="none" style:language-complex="zxx" style:country-complex="none"/>
    </style:style>
    <style:style style:name="P6" style:family="paragraph" style:parent-style-name="Preformatted_20_Text">
      <style:text-properties fo:font-size="10pt" fo:language="en" fo:country="US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Preformatted_20_Text">
      <style:text-properties fo:font-size="10pt" fo:language="en" fo:country="US" fo:font-weight="bold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 hey-conscience/init -</text:p>
      <text:p text:style-name="P6"/>
      <text:p text:style-name="P6">The forest abruptly ends with you and Conscience stepping up to a cliff overhang. <text:s/>Looking out, you see that you stand at the east end of the largest canyon you have ever seen. <text:s/>It is truly a beautiful sight: brown rocks reflect the sunlight creating cascading shades of colors that you never thought a bunch of rocks could make. <text:s/>You see a river at the base of the canyon that looks like it could be a half mile down from where you stand. <text:s/>You step back from the cliff edge so that you are not in danger of toppling down there.</text:p>
      <text:p text:style-name="P6"/>
      <text:p text:style-name="P6">CONSCIENCE: “If we have to cross that, I hope there's a bridge close by, or that's going to be a pretty tough climb.”</text:p>
      <text:p text:style-name="P6"/>
      <text:p text:style-name="P6">You go back to search for the road, and find after some walking that it winds it's way south until it comes to a sturdy-looking concrete bridge. <text:s/>It is surrounded by a chain-link fence, with a gate where it intersects the road. <text:s/>A square building with tinted windows stands by the bridge. <text:s text:c="2"/>You begin to walk towards it the fence, but Conscience grabs your wrist immediately pulls you back behind a rock. </text:p>
      <text:p text:style-name="P6"/>
      <text:p text:style-name="P6">CONSCIENCE: “Look, there's somebody patrolling!” She points where there is indeed a man walking around the perimeter of the chain link fence, disappearing behind the forest to the south before emerging a few minutes later walking back the way from which he left.</text:p>
      <text:p text:style-name="P6"/>
      <text:p text:style-name="P6">CONSCIENCE: “Listen. <text:s/>If we are seen, it could be really bad. <text:s/>We need to find a way past them without them noticing. <text:s/>I really mean it!” <text:s/>You can sense the urgency in her voice. <text:s/>You turn back to the fence and begin to formulate a plan to get across the bridge.</text:p>
      <text:p text:style-name="P6"/>
      <text:p text:style-name="P2">- hey-conscience/fence-gate -</text:p>
      <text:p text:style-name="P1"/>
      <text:p text:style-name="P1">At that moment you hear a rustling behind you, and before you can react, somebody bursts from the bushes and bumps you hard to the ground. <text:s/>You bruise your hip on an outcropped root, and rubbing it furiously you sit up and find Conscience on top of you, nursing her elbows .</text:p>
      <text:p text:style-name="P1"/>
      <text:p text:style-name="P2">- hey-conscience/outpost-entrance -</text:p>
      <text:p text:style-name="P6"/>
      <text:p text:style-name="P6"/>
      <text:p text:style-name="P6"/>
      <text:p text:style-name="P2">- hey-conscience/outpost-indoors -</text:p>
      <text:p text:style-name="P7"/>
      <text:p text:style-name="P7"/>
      <text:p text:style-name="P7"/>
      <text:p text:style-name="P2">- hey-conscience/outpost-outside-front -</text:p>
      <text:p text:style-name="P6"/>
      <text:p text:style-name="P6"/>
      <text:p text:style-name="P6"/>
      <text:p text:style-name="P2">- hey-conscience/outpost-outside-back -</text:p>
      <text:p text:style-name="P6"/>
      <text:p text:style-name="P6"/>
      <text:p text:style-name="P6"/>
      <text:p text:style-name="P2">- hey-conscience/bridge-gate -</text:p>
      <text:p text:style-name="P6"/>
      <text:p text:style-name="P6"/>
      <text:p text:style-name="P6"/>
      <text:p text:style-name="P2">- hey-conscience/stick-pit -</text:p>
      <text:p text:style-name="P6"/>
      <text:p text:style-name="P6"/>
      <text:p text:style-name="P6"/>
      <text:p text:style-name="P2">- hey-conscience/walkway-north -</text:p>
      <text:p text:style-name="P6"><text:soft-page-break/></text:p>
      <text:p text:style-name="P6"/>
      <text:p text:style-name="P6"/>
      <text:p text:style-name="P2">- hey-conscience/walkway-south -</text:p>
      <text:p text:style-name="P6"/>
      <text:p text:style-name="P6"/>
      <text:p text:style-name="P6"/>
      <text:p text:style-name="P2">- hey-conscience/cliff-overhang -</text:p>
      <text:p text:style-name="P6"/>
      <text:p text:style-name="P6"/>
      <text:p text:style-name="P6"/>
      <text:p text:style-name="P2">- hey-conscience/large-boulder -</text:p>
      <text:p text:style-name="P6"/>
      <text:p text:style-name="P6"/>
      <text:p text:style-name="P6"/>
      <text:p text:style-name="P2">- hey-conscience/rock-peninsula -</text:p>
      <text:p text:style-name="P6"/>
      <text:p text:style-name="P6"/>
      <text:p text:style-name="P6"/>
      <text:p text:style-name="P2">- hey-conscience/cave-road -</text:p>
      <text:p text:style-name="P6"/>
      <text:p text:style-name="P6"/>
      <text:p text:style-name="P4">- hey-conscience/common -</text:p>
      <text:p text:style-name="P6"/>
      <text:p text:style-name="P6">CONSCIENCE: “Right here! What do you need?”</text:p>
      <text:p text:style-name="P6"/>
      <text:p text:style-name="P6">CONSCIENCE: “Yes?”</text:p>
      <text:p text:style-name="P6"/>
      <text:p text:style-name="P6">CONSCIENCE: “Okie Dokie”</text:p>
      <text:p text:style-name="P6"/>
      <text:p text:style-name="P6">CONSCIENCE: “Rodger that.”</text:p>
      <text:p text:style-name="P6"/>
      <text:p text:style-name="P6">CONSCIENCE: “Okay, give me a second.”</text:p>
      <text:p text:style-name="P6"/>
      <text:p text:style-name="P6">CONSCIENCE: “No problem.”</text:p>
      <text:p text:style-name="P6"/>
      <text:p text:style-name="P6">CONSCIENCE: “Okay!”</text:p>
      <text:p text:style-name="P6"/>
      <text:p text:style-name="P6">Conscience waves in affirm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5M2S</meta:editing-duration>
    <meta:editing-cycles>42</meta:editing-cycles>
    <meta:generator>OpenOffice/4.1.1$Win32 OpenOffice.org_project/411m6$Build-9775</meta:generator>
    <dc:date>2016-02-25T15:13:39.17</dc:date>
    <meta:document-statistic meta:table-count="0" meta:image-count="0" meta:object-count="0" meta:page-count="2" meta:paragraph-count="29" meta:word-count="417" meta:character-count="2545"/>
    <meta:user-defined meta:name="Info 1"/>
    <meta:user-defined meta:name="Info 2"/>
    <meta:user-defined meta:name="Info 3"/>
    <meta:user-defined meta:name="Info 4"/>
  </office:meta>
</office:document-meta>
</file>